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7.57mm"/>
    </style:style>
    <style:style style:name="co6" style:family="table-column">
      <style:table-column-properties fo:break-before="auto" style:column-width="2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column table:style-name="co3" table:number-columns-repeated="2" table:default-cell-style-name="ce2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/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/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/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/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/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/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/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/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/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/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/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/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/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/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/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/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/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/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/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/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/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/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/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table:number-columns-repeated="2"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00/00/0000</text:date>, <text:time style:data-style-name="N2" text:time-value="10:17:09.111763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0:29.887374191</meta:creation-date>
    <meta:generator>LibreOffice/5.2.7.2$Linux_X86_64 LibreOffice_project/20m0$Build-2</meta:generator>
    <dc:date>2020-04-30T10:29:52.541271726</dc:date>
    <meta:editing-duration>PT3H21M6S</meta:editing-duration>
    <meta:editing-cycles>63</meta:editing-cycles>
    <meta:document-statistic meta:table-count="1" meta:cell-count="506" meta:object-count="0"/>
  </office:meta>
</office:document-meta>
</file>